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68 – 8<text:span text:style-name="T1">мм(125х). Крупное. Умеренной яркости. Округлое. Нет концентрации к центру. Видны звёзды как по краям так и по центру.</text:span></text:p>
      <text:p text:style-name="P1"><text:span text:style-name="T1"/></text:p>
      <text:p text:style-name="P1">NGC4361 – 8<text:span text:style-name="T1">мм(125х). Небольшая. Округлая. Сильное поярчание к центру. Звездообразный центр. Умеренно яркая.</text:span></text:p>
      <text:p text:style-name="P1"><text:span text:style-name="T1"/></text:p>
      <text:p text:style-name="P1"><text:span text:style-name="T1">С60 / С 61 – 13мм(77х). Два овала цмеренной яркости расположенных рядом друг с другом. С одной стороны соприкасаются и расходятся под углом примерно в 30 градусов.</text:span></text:p>
      <text:p text:style-name="P1"><text:span text:style-name="T1"/></text:p>
      <text:p text:style-name="P1"><text:span text:style-name="T1">М53 — 8мм (125х). Яркое скопление. Крупное. Сильная концентрация к центру. Выраженный центр примерно до </text:span>r/2. <text:span text:style-name="T1">Клочковатые края. Разрешается на звёзды практически до центра. Видно в искател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4T21:45:55.99</meta:creation-date>
    <dc:date>2010-05-24T21:53:52.52</dc:date>
    <meta:editing-duration>PT00H07M56S</meta:editing-duration>
    <meta:editing-cycles>2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87" meta:character-count="583"/>
  </office:meta>
</office:document-meta>
</file>